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Math TeX Gyre" fo:font-weight="bold" officeooo:rsid="001cc0ca" officeooo:paragraph-rsid="001cc0ca" style:font-weight-asian="bold" style:font-weight-complex="bold"/>
    </style:style>
    <style:style style:name="P2" style:family="paragraph" style:parent-style-name="Standard">
      <style:paragraph-properties fo:text-align="center" style:justify-single-word="false"/>
      <style:text-properties style:font-name="DejaVu Math TeX Gyre" fo:font-weight="bold" officeooo:rsid="001cc0ca" officeooo:paragraph-rsid="001cc0ca" style:font-weight-asian="bold" style:font-weight-complex="bold"/>
    </style:style>
    <style:style style:name="P3" style:family="paragraph" style:parent-style-name="Standard">
      <style:text-properties style:font-name="DejaVu Math TeX Gyre" fo:font-weight="bold" officeooo:rsid="001f5289" officeooo:paragraph-rsid="001cc0ca" style:font-weight-asian="bold" style:font-weight-complex="bold"/>
    </style:style>
    <style:style style:name="P4" style:family="paragraph" style:parent-style-name="Standard">
      <style:paragraph-properties fo:text-align="center" style:justify-single-word="false"/>
      <style:text-properties style:font-name="DejaVu Math TeX Gyre" fo:font-weight="bold" officeooo:rsid="0020db25" officeooo:paragraph-rsid="0020db25" style:font-weight-asian="bold" style:font-weight-complex="bold"/>
    </style:style>
    <style:style style:name="P5" style:family="paragraph" style:parent-style-name="Standard">
      <style:paragraph-properties fo:text-align="start" style:justify-single-word="false"/>
      <style:text-properties style:font-name="DejaVu Math TeX Gyre" fo:font-weight="bold" officeooo:rsid="0020db25" officeooo:paragraph-rsid="0020db25" style:font-weight-asian="bold" style:font-weight-complex="bold"/>
    </style:style>
    <style:style style:name="P6" style:family="paragraph" style:parent-style-name="Standard">
      <style:text-properties style:font-name="DejaVu Math TeX Gyre" officeooo:rsid="001cc0ca" officeooo:paragraph-rsid="001cc0ca"/>
    </style:style>
    <style:style style:name="P7" style:family="paragraph" style:parent-style-name="Standard">
      <style:text-properties style:font-name="DejaVu Math TeX Gyre" fo:font-weight="normal" officeooo:rsid="001cc0ca" officeooo:paragraph-rsid="001cc0ca" style:font-weight-asian="normal" style:font-weight-complex="normal"/>
    </style:style>
    <style:style style:name="P8" style:family="paragraph" style:parent-style-name="Standard">
      <style:text-properties style:font-name="DejaVu Math TeX Gyre" fo:font-weight="normal" officeooo:rsid="001f5289" officeooo:paragraph-rsid="001f5289" style:font-weight-asian="normal" style:font-weight-complex="normal"/>
    </style:style>
    <style:style style:name="P9" style:family="paragraph" style:parent-style-name="Standard">
      <style:paragraph-properties fo:text-align="start" style:justify-single-word="false"/>
      <style:text-properties style:font-name="DejaVu Math TeX Gyre" fo:font-weight="normal" officeooo:rsid="0020db25" officeooo:paragraph-rsid="0020db25" style:font-weight-asian="normal" style:font-weight-complex="normal"/>
    </style:style>
    <style:style style:name="P10" style:family="paragraph" style:parent-style-name="Header">
      <style:text-properties officeooo:rsid="00245c6a" officeooo:paragraph-rsid="00245c6a"/>
    </style:style>
    <style:style style:name="P11" style:family="paragraph" style:parent-style-name="Standard">
      <style:paragraph-properties fo:text-align="start" style:justify-single-word="false"/>
      <style:text-properties style:font-name="DejaVu Math TeX Gyre" fo:font-weight="bold" officeooo:rsid="0020db25" officeooo:paragraph-rsid="0020db25" style:font-weight-asian="bold" style:font-weight-complex="bold"/>
    </style:style>
    <style:style style:name="P12" style:family="paragraph" style:parent-style-name="Standard">
      <style:paragraph-properties fo:text-align="start" style:justify-single-word="false"/>
      <style:text-properties style:font-name="DejaVu Math TeX Gyre" fo:font-weight="bold" officeooo:rsid="00238c52" officeooo:paragraph-rsid="00238c52" style:font-weight-asian="bold" style:font-weight-complex="bold"/>
    </style:style>
    <style:style style:name="P13" style:family="paragraph" style:parent-style-name="Standard">
      <style:paragraph-properties fo:text-align="start" style:justify-single-word="false"/>
      <style:text-properties style:font-name="DejaVu Math TeX Gyre" fo:font-weight="bold" officeooo:rsid="00242ced" officeooo:paragraph-rsid="00242ced" style:font-weight-asian="bold" style:font-weight-complex="bold"/>
    </style:style>
    <style:style style:name="P14" style:family="paragraph" style:parent-style-name="Standard">
      <style:paragraph-properties fo:text-align="start" style:justify-single-word="false"/>
      <style:text-properties style:font-name="DejaVu Math TeX Gyre" fo:font-weight="normal" officeooo:rsid="0020db25" officeooo:paragraph-rsid="00210628" style:font-weight-asian="normal" style:font-weight-complex="normal"/>
    </style:style>
    <style:style style:name="P15" style:family="paragraph" style:parent-style-name="Standard">
      <style:paragraph-properties fo:text-align="start" style:justify-single-word="false"/>
      <style:text-properties style:font-name="DejaVu Math TeX Gyre" fo:font-weight="normal" officeooo:rsid="00238c52" officeooo:paragraph-rsid="00238c52" style:font-weight-asian="normal" style:font-weight-complex="normal"/>
    </style:style>
    <style:style style:name="P16" style:family="paragraph" style:parent-style-name="Standard">
      <style:paragraph-properties fo:text-align="start" style:justify-single-word="false"/>
      <style:text-properties style:font-name="DejaVu Math TeX Gyre" fo:font-weight="normal" officeooo:rsid="00242ced" officeooo:paragraph-rsid="00242ced" style:font-weight-asian="normal" style:font-weight-complex="normal"/>
    </style:style>
    <style:style style:name="T1" style:family="text">
      <style:text-properties officeooo:rsid="001f5289"/>
    </style:style>
    <style:style style:name="T2" style:family="text">
      <style:text-properties officeooo:rsid="00211ea0"/>
    </style:style>
    <style:style style:name="T3" style:family="text">
      <style:text-properties officeooo:rsid="00239f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text:p>
      <text:p text:style-name="P6"/>
      <text:p text:style-name="P3">JavaScript</text:p>
      <text:p text:style-name="P6"/>
      <text:p text:style-name="P6">For my <text:span text:style-name="T1">JavaScript</text:span> portion of my additional features I will implement three of the <text:span text:style-name="T1">cellular</text:span> <text:span text:style-name="T1">automaton</text:span> in <text:span text:style-name="T1">JavaScript</text:span> that is <text:span text:style-name="T1">interact-able</text:span> by the user.</text:p>
      <text:p text:style-name="P6"/>
      <text:p text:style-name="P6">I will do this using a game loop and a 2D array of numbers for the cells.</text:p>
      <text:p text:style-name="P6">Each loop the cells will draw their state, depending on Automata. Each loop the next stage of the automata will be calculated. I will also add the ability for the player to draw starting conditions when the loop is not running by using onClick events and hanging the state of the cell clicked on.</text:p>
      <text:p text:style-name="P6"/>
      <text:p text:style-name="P6">For <text:span text:style-name="T1">L</text:span>angton<text:span text:style-name="T1">'</text:span>s ant I will have to have an extra functionality to accommodate for the ant.</text:p>
      <text:p text:style-name="P6"/>
      <text:p text:style-name="P1">External Web Services</text:p>
      <text:p text:style-name="P1"/>
      <text:p text:style-name="P7">To make use of an external web service, I will use the Google Maps <text:span text:style-name="T1">JavaScript</text:span> API to point to the research facility where one of the Automata was created in order to make the subject more relatable. </text:p>
      <text:p text:style-name="P7"/>
      <text:p text:style-name="P8">Because I am not creating Rule 30 with JavaScript I have decided that the map will be on there to add an interactive element to the page.</text:p>
      <text:p text:style-name="P8"/>
      <text:p text:style-name="P4">Evaluation</text:p>
      <text:p text:style-name="P4"/>
      <text:p text:style-name="P5">JavaScript</text:p>
      <text:p text:style-name="P5"/>
      <text:p text:style-name="P9">I feel that my JavaScript implementation was good as it was easy to use and simplistic while still demonstrating the automatons talked about in the respective pages. All of my JavaScript is robust, loads without errors and does not crash during use. <text:span text:style-name="T2">I decided not to create the Rule 30 Implementation because it was fundamentally very different from the other three being a one-dimentional automaton, meaning I would have to create it from scratch which I did not think was worth the tim eit would take as I already had plent of JavaScript.</text:span></text:p>
      <text:p text:style-name="P9"/>
      <text:p text:style-name="P5">Web Service</text:p>
      <text:p text:style-name="P5"/>
      <text:p text:style-name="P14">My Web service Implementation was successful and I managed to use the Google API to show the location of Wolfram's place of work at the time of creating Rule 30 successfully.</text:p>
      <text:p text:style-name="P14"/>
      <text:p text:style-name="P12"/>
      <text:p text:style-name="P12"/>
      <text:p text:style-name="P12"/>
      <text:p text:style-name="P12"/>
      <text:p text:style-name="P12"><text:soft-page-break/>Printing</text:p>
      <text:p text:style-name="P12"/>
      <text:p text:style-name="P15">When formatting my page for printing the only real change that I made was some spacing, and removing the interactive buttons of the page, so that it only prints the information portion of the pages, this does include the current state of the automata in the case of those where I implemented it. <text:span text:style-name="T3">I also removed colour as the only colours in my page were greys and I feel that having these be printed would be a waste of ink.</text:span></text:p>
      <text:p text:style-name="P15"/>
      <text:p text:style-name="P13">CSS</text:p>
      <text:p text:style-name="P13"/>
      <text:p text:style-name="P16">In the first version of my website I had less need for classes in CSS due to the simplistic nate uf the website, however this time around I needed to use multiple classes in order to specify which style is to be followed. However after these changed the CSS file still loads successfully with no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45c6a" officeooo:paragraph-rsid="00245c6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en Hulse<text:tab/>Introduction to Web Design 2<text:tab/>2011255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5:58:18.870637688</meta:creation-date>
    <dc:date>2018-05-04T10:12:13.408876571</dc:date>
    <meta:editing-duration>PT18M10S</meta:editing-duration>
    <meta:editing-cycles>11</meta:editing-cycles>
    <meta:generator>LibreOffice/5.4.6.2$Linux_X86_64 LibreOffice_project/40m0$Build-2</meta:generator>
    <meta:document-statistic meta:table-count="0" meta:image-count="0" meta:object-count="0" meta:page-count="2" meta:paragraph-count="19" meta:word-count="454" meta:character-count="2510" meta:non-whitespace-character-count="2074"/>
  </office:meta>
</office:document-meta>
</file>